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793</text:p>
          </table:table-cell>
          <table:table-cell table:style-name="ACE-0" office:value-type="float" office:value="55.649999999999999">
            <text:p>55.65</text:p>
          </table:table-cell>
          <table:table-cell table:style-name="ACE-0" office:value-type="float" office:value="-60.329999999999998">
            <text:p>−60.33</text:p>
          </table:table-cell>
          <table:table-cell table:style-name="ACE-0" office:value-type="float" office:value="1510">
            <text:p>15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6702</text:p>
          </table:table-cell>
          <table:table-cell table:style-name="ACE-0" office:value-type="float" office:value="55.649999999999999">
            <text:p>55.65</text:p>
          </table:table-cell>
          <table:table-cell table:style-name="ACE-0" office:value-type="float" office:value="-60.329999999999998">
            <text:p>−60.33</text:p>
          </table:table-cell>
          <table:table-cell table:style-name="ACE-0" office:value-type="float" office:value="2010">
            <text:p>201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5829</text:p>
          </table:table-cell>
          <table:table-cell table:style-name="ACE-0" office:value-type="float" office:value="55.700000000000003">
            <text:p>55.7</text:p>
          </table:table-cell>
          <table:table-cell table:style-name="ACE-0" office:value-type="float" office:value="-60.350000000000001">
            <text:p>−60.35</text:p>
          </table:table-cell>
          <table:table-cell table:style-name="ACE-0" office:value-type="float" office:value="425">
            <text:p>4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979</text:p>
          </table:table-cell>
          <table:table-cell table:style-name="ACE-0" office:value-type="float" office:value="56.630000000000003">
            <text:p>56.63</text:p>
          </table:table-cell>
          <table:table-cell table:style-name="ACE-0" office:value-type="float" office:value="-61.030000000000001">
            <text:p>−61.03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2.800000000000001">
            <text:p>22.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986</text:p>
          </table:table-cell>
          <table:table-cell table:style-name="ACE-0" office:value-type="float" office:value="56.630000000000003">
            <text:p>56.63</text:p>
          </table:table-cell>
          <table:table-cell table:style-name="ACE-0" office:value-type="float" office:value="-61.030000000000001">
            <text:p>−61.03</text:p>
          </table:table-cell>
          <table:table-cell table:style-name="ACE-0" office:value-type="float" office:value="6135">
            <text:p>613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2.800000000000001">
            <text:p>22.8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984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64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3660">
            <text:p>36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699999999999999">
            <text:p>11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4826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97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5515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6.600000000000001">
            <text:p>26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3558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7065">
            <text:p>70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1.299999999999997">
            <text:p>41.3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588</text:p>
          </table:table-cell>
          <table:table-cell table:style-name="ACE-0" office:value-type="float" office:value="56.710000000000001">
            <text:p>56.71</text:p>
          </table:table-cell>
          <table:table-cell table:style-name="ACE-0" office:value-type="float" office:value="-61.359999999999999">
            <text:p>−61.36</text:p>
          </table:table-cell>
          <table:table-cell table:style-name="ACE-0" office:value-type="float" office:value="8240">
            <text:p>82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2">
            <text:p>122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6.5">
            <text:p>36.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4829</text:p>
          </table:table-cell>
          <table:table-cell table:style-name="ACE-0" office:value-type="float" office:value="56.799999999999997">
            <text:p>56.8</text:p>
          </table:table-cell>
          <table:table-cell table:style-name="ACE-0" office:value-type="float" office:value="-62.280000000000001">
            <text:p>−62.28</text:p>
          </table:table-cell>
          <table:table-cell table:style-name="ACE-0" office:value-type="float" office:value="1385">
            <text:p>138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ClarkFitzhugh199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510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2845">
            <text:p>284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505</text:p>
          </table:table-cell>
          <table:table-cell table:style-name="ACE-0" office:value-type="float" office:value="57.439999999999998">
            <text:p>57.44</text:p>
          </table:table-cell>
          <table:table-cell table:style-name="ACE-0" office:value-type="float" office:value="-61.710000000000001">
            <text:p>−61.71</text:p>
          </table:table-cell>
          <table:table-cell table:style-name="ACE-0" office:value-type="float" office:value="4905">
            <text:p>490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699999999999999">
            <text:p>1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a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155</text:p>
          </table:table-cell>
          <table:table-cell table:style-name="ACE-0" office:value-type="float" office:value="57.549999999999997">
            <text:p>57.55</text:p>
          </table:table-cell>
          <table:table-cell table:style-name="ACE-0" office:value-type="float" office:value="-61.75">
            <text:p>−61.75</text:p>
          </table:table-cell>
          <table:table-cell table:style-name="ACE-0" office:value-type="float" office:value="1450">
            <text:p>145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5">
          <gnm:selection gnm:start-col="15" gnm:start-row="15" gnm:end-col="15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52:2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